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officeooo:rsid="0014edb8" officeooo:paragraph-rsid="0014edb8" style:font-size-asian="10.5pt" style:font-size-complex="12pt"/>
    </style:style>
    <style:style style:name="P6" style:family="paragraph" style:parent-style-name="Table_20_Contents">
      <style:text-properties fo:font-size="12pt" officeooo:rsid="0015f053" officeooo:paragraph-rsid="0015f053" style:font-size-asian="10.5pt" style:font-size-complex="12pt"/>
    </style:style>
    <style:style style:name="P7" style:family="paragraph" style:parent-style-name="Table_20_Contents">
      <style:text-properties fo:font-size="12pt" officeooo:rsid="00178fb7" officeooo:paragraph-rsid="00178fb7" style:font-size-asian="10.5pt" style:font-size-complex="12pt"/>
    </style:style>
    <style:style style:name="P8" style:family="paragraph" style:parent-style-name="Table_20_Contents">
      <style:text-properties fo:font-size="12pt" officeooo:rsid="0019414f" officeooo:paragraph-rsid="0019414f" style:font-size-asian="10.5pt" style:font-size-complex="12pt"/>
    </style:style>
    <style:style style:name="P9" style:family="paragraph" style:parent-style-name="Table_20_Contents">
      <style:text-properties fo:font-size="12pt" officeooo:rsid="001eda80" officeooo:paragraph-rsid="001eda80" style:font-size-asian="10.5pt" style:font-size-complex="12pt"/>
    </style:style>
    <style:style style:name="P10" style:family="paragraph" style:parent-style-name="Table_20_Contents">
      <style:text-properties fo:font-size="12pt" officeooo:rsid="0021d3d9" officeooo:paragraph-rsid="0021d3d9" style:font-size-asian="10.5pt" style:font-size-complex="12pt"/>
    </style:style>
    <style:style style:name="T1" style:family="text">
      <style:text-properties officeooo:rsid="001e0fdc"/>
    </style:style>
    <style:style style:name="T2" style:family="text">
      <style:text-properties officeooo:rsid="00202888"/>
    </style:style>
    <style:style style:name="T3" style:family="text">
      <style:text-properties officeooo:rsid="0021d3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<text:span text:style-name="T2">C</text:span><text:span text:style-name="T1">alculus</text:span> <text:s text:c="2"/>4/<text:span text:style-name="T3">8</text:span> – 4/<text:span text:style-name="T3">12</text:span> <text:s text:c="2"/>Dr. Stockett</text:p>
      <text:p text:style-name="P2"/>
      <text:p text:style-name="P2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9">Contents</text:p>
          </table:table-cell>
          <table:table-cell table:style-name="Table1.A2" office:value-type="string">
            <text:p text:style-name="P10">Product rule in more depth. <text:s/>Geometric interpretation with differentials.</text:p>
          </table:table-cell>
          <table:table-cell table:style-name="Table1.A2" office:value-type="string">
            <text:p text:style-name="P10">Derive form of integration by parts. Apply to integrals involving logarithms. </text:p>
          </table:table-cell>
          <table:table-cell table:style-name="Table1.A2" office:value-type="string">
            <text:p text:style-name="P10">Integral of logarithm interpreted as an area above the graph of the exponential.</text:p>
          </table:table-cell>
          <table:table-cell table:style-name="Table1.A2" office:value-type="string">
            <text:p text:style-name="P10">Integration by parts examples.</text:p>
          </table:table-cell>
          <table:table-cell table:style-name="Table1.F2" office:value-type="string">
            <text:p text:style-name="P10">Sum up of all our methods of integration. <text:s/>Informally introduce volumes of rotation.</text:p>
          </table:table-cell>
        </table:table-row>
        <table:table-row>
          <table:table-cell table:style-name="Table1.A2" office:value-type="string">
            <text:p text:style-name="P6">Assessment</text:p>
          </table:table-cell>
          <table:table-cell table:style-name="Table1.A2" office:value-type="string">
            <text:p text:style-name="P7">BOW assessment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MOW assessment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7">EOW a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8T11:54:35.288757849</dc:date>
    <meta:editing-duration>PT22M6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1" meta:paragraph-count="16" meta:word-count="72" meta:character-count="507" meta:non-whitespace-character-count="437"/>
  </office:meta>
</office:document-meta>
</file>